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erday_cat" table:style-name="ta1">
        <table:shapes>
          <draw:frame draw:z-index="0" draw:style-name="gr1" draw:text-style-name="P1" svg:width="179.4mm" svg:height="100.91mm" svg:x="107.62mm" svg:y="8.96mm">
            <draw:object draw:notify-on-update-of-ranges="perday_cat.A1:perday_cat.A1 perday_cat.A2:perday_cat.A13 perday_cat.B1:perday_cat.B1 perday_cat.B2:perday_cat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erday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a_hrc</text:p>
          </table:table-cell>
          <table:table-cell office:value-type="float" office:value="1450.94182205473" calcext:value-type="float">
            <text:p>1450.94182205473</text:p>
          </table:table-cell>
          <table:table-cell office:value-type="float" office:value="425.521456970442" calcext:value-type="float">
            <text:p>425.521456970442</text:p>
          </table:table-cell>
        </table:table-row>
        <table:table-row table:style-name="ro1">
          <table:table-cell office:value-type="string" calcext:value-type="string">
            <text:p>cat_c</text:p>
          </table:table-cell>
          <table:table-cell office:value-type="float" office:value="1092.91921768708" calcext:value-type="float">
            <text:p>1092.91921768708</text:p>
          </table:table-cell>
          <table:table-cell office:value-type="float" office:value="450.408242384016" calcext:value-type="float">
            <text:p>450.408242384016</text:p>
          </table:table-cell>
        </table:table-row>
        <table:table-row table:style-name="ro1">
          <table:table-cell office:value-type="string" calcext:value-type="string">
            <text:p>ccpr_c</text:p>
          </table:table-cell>
          <table:table-cell office:value-type="float" office:value="1621.17963880375" calcext:value-type="float">
            <text:p>1621.17963880375</text:p>
          </table:table-cell>
          <table:table-cell office:value-type="float" office:value="580.769910329898" calcext:value-type="float">
            <text:p>580.769910329898</text:p>
          </table:table-cell>
        </table:table-row>
        <table:table-row table:style-name="ro1">
          <table:table-cell office:value-type="string" calcext:value-type="string">
            <text:p>ced_c</text:p>
          </table:table-cell>
          <table:table-cell office:value-type="float" office:value="1376.17370600414" calcext:value-type="float">
            <text:p>1376.17370600414</text:p>
          </table:table-cell>
          <table:table-cell office:value-type="float" office:value="434.705601760477" calcext:value-type="float">
            <text:p>434.705601760477</text:p>
          </table:table-cell>
        </table:table-row>
        <table:table-row table:style-name="ro1">
          <table:table-cell office:value-type="string" calcext:value-type="string">
            <text:p>cerd_c</text:p>
          </table:table-cell>
          <table:table-cell office:value-type="float" office:value="1532.27510822511" calcext:value-type="float">
            <text:p>1532.27510822511</text:p>
          </table:table-cell>
          <table:table-cell office:value-type="float" office:value="483.42032146636" calcext:value-type="float">
            <text:p>483.42032146636</text:p>
          </table:table-cell>
        </table:table-row>
        <table:table-row table:style-name="ro1">
          <table:table-cell office:value-type="string" calcext:value-type="string">
            <text:p>cmw_c</text:p>
          </table:table-cell>
          <table:table-cell office:value-type="float" office:value="1553.43174603175" calcext:value-type="float">
            <text:p>1553.43174603175</text:p>
          </table:table-cell>
          <table:table-cell office:value-type="float" office:value="199.733506201695" calcext:value-type="float">
            <text:p>199.733506201695</text:p>
          </table:table-cell>
        </table:table-row>
        <table:table-row table:style-name="ro1">
          <table:table-cell office:value-type="string" calcext:value-type="string">
            <text:p>crc_c</text:p>
          </table:table-cell>
          <table:table-cell office:value-type="float" office:value="1433.62478937729" calcext:value-type="float">
            <text:p>1433.62478937729</text:p>
          </table:table-cell>
          <table:table-cell office:value-type="float" office:value="446.855075495125" calcext:value-type="float">
            <text:p>446.855075495125</text:p>
          </table:table-cell>
        </table:table-row>
        <table:table-row table:style-name="ro1">
          <table:table-cell office:value-type="string" calcext:value-type="string">
            <text:p>crpd_c</text:p>
          </table:table-cell>
          <table:table-cell office:value-type="float" office:value="1402.99246753247" calcext:value-type="float">
            <text:p>1402.99246753247</text:p>
          </table:table-cell>
          <table:table-cell office:value-type="float" office:value="313.056907856092" calcext:value-type="float">
            <text:p>313.056907856092</text:p>
          </table:table-cell>
        </table:table-row>
        <table:table-row table:style-name="ro1">
          <table:table-cell office:value-type="string" calcext:value-type="string">
            <text:p>e_c.12</text:p>
          </table:table-cell>
          <table:table-cell office:value-type="float" office:value="1636.89176934177" calcext:value-type="float">
            <text:p>1636.89176934177</text:p>
          </table:table-cell>
          <table:table-cell office:value-type="float" office:value="236.075008607058" calcext:value-type="float">
            <text:p>236.075008607058</text:p>
          </table:table-cell>
        </table:table-row>
        <table:table-row table:style-name="ro1">
          <table:table-cell office:value-type="string" calcext:value-type="string">
            <text:p>ece_trans</text:p>
          </table:table-cell>
          <table:table-cell office:value-type="float" office:value="1181.47084952085" calcext:value-type="float">
            <text:p>1181.47084952085</text:p>
          </table:table-cell>
          <table:table-cell office:value-type="float" office:value="508.747731082101" calcext:value-type="float">
            <text:p>508.747731082101</text:p>
          </table:table-cell>
        </table:table-row>
        <table:table-row table:style-name="ro1">
          <table:table-cell office:value-type="string" calcext:value-type="string">
            <text:p>td_b</text:p>
          </table:table-cell>
          <table:table-cell office:value-type="float" office:value="1048.37654320988" calcext:value-type="float">
            <text:p>1048.37654320988</text:p>
          </table:table-cell>
          <table:table-cell office:value-type="float" office:value="347.83177789079" calcext:value-type="float">
            <text:p>347.83177789079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320.68753218102" calcext:value-type="float">
            <text:p>1320.68753218102</text:p>
          </table:table-cell>
          <table:table-cell office:value-type="float" office:value="483.631368854517" calcext:value-type="float">
            <text:p>483.6313688545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7T11:54:57.770860872</dc:date>
    <meta:editing-duration>PT4M38S</meta:editing-duration>
    <meta:editing-cycles>1</meta:editing-cycles>
    <meta:document-statistic meta:table-count="1" meta:cell-count="39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941cm" svg:height="10.092cm" xlink:href=".." xlink:type="simple" chart:class="chart:bar" chart:style-name="ch1">
        <chart:plot-area chart:style-name="ch2" table:cell-range-address="perday_cat.A1:perday_cat.B13" chart:data-source-has-labels="both" svg:x="1.369cm" svg:y="0.201cm" svg:width="16.214cm" svg:height="8.709cm">
          <chartooo:coordinate-region svg:x="3.128cm" svg:y="0.201cm" svg:width="14.083cm" svg:height="8.063cm"/>
          <chart:axis chart:dimension="x" chart:name="primary-x" chart:style-name="ch3" chartooo:axis-type="auto">
            <chartooo:date-scale/>
            <chart:title svg:x="0.451cm" svg:y="6.504cm" chart:style-name="ch4">
              <text:p>Words Translated Per Day</text:p>
            </chart:title>
            <chart:categories table:cell-range-address="perday_cat.A2:perday_cat.A13"/>
          </chart:axis>
          <chart:axis chart:dimension="y" chart:name="primary-y" chart:style-name="ch5">
            <chart:title svg:x="8.757cm" svg:y="9.111cm" chart:style-name="ch6">
              <text:p>Category</text:p>
            </chart:title>
            <chart:grid chart:style-name="ch7" chart:class="major"/>
          </chart:axis>
          <chart:series chart:style-name="ch8" chart:values-cell-range-address="perday_cat.B2:perday_cat.B13" chart:label-cell-address="perday_cat.B1:perday_cat.B1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day</text:p>
                <draw:g>
                  <svg:desc>perday_cat.B1:perday_ca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_hrc</text:p>
                <draw:g>
                  <svg:desc>perday_cat.A2:perday_cat.A13</svg:desc>
                </draw:g>
              </table:table-cell>
              <table:table-cell office:value-type="float" office:value="1450.94182205473">
                <text:p>1450.94182205473</text:p>
                <draw:g>
                  <svg:desc>perday_cat.B2:perday_cat.B13</svg:desc>
                </draw:g>
              </table:table-cell>
            </table:table-row>
            <table:table-row>
              <table:table-cell office:value-type="string">
                <text:p>cat_c</text:p>
              </table:table-cell>
              <table:table-cell office:value-type="float" office:value="1092.91921768708">
                <text:p>1092.91921768708</text:p>
              </table:table-cell>
            </table:table-row>
            <table:table-row>
              <table:table-cell office:value-type="string">
                <text:p>ccpr_c</text:p>
              </table:table-cell>
              <table:table-cell office:value-type="float" office:value="1621.17963880375">
                <text:p>1621.17963880375</text:p>
              </table:table-cell>
            </table:table-row>
            <table:table-row>
              <table:table-cell office:value-type="string">
                <text:p>ced_c</text:p>
              </table:table-cell>
              <table:table-cell office:value-type="float" office:value="1376.17370600414">
                <text:p>1376.17370600414</text:p>
              </table:table-cell>
            </table:table-row>
            <table:table-row>
              <table:table-cell office:value-type="string">
                <text:p>cerd_c</text:p>
              </table:table-cell>
              <table:table-cell office:value-type="float" office:value="1532.27510822511">
                <text:p>1532.27510822511</text:p>
              </table:table-cell>
            </table:table-row>
            <table:table-row>
              <table:table-cell office:value-type="string">
                <text:p>cmw_c</text:p>
              </table:table-cell>
              <table:table-cell office:value-type="float" office:value="1553.43174603175">
                <text:p>1553.43174603175</text:p>
              </table:table-cell>
            </table:table-row>
            <table:table-row>
              <table:table-cell office:value-type="string">
                <text:p>crc_c</text:p>
              </table:table-cell>
              <table:table-cell office:value-type="float" office:value="1433.62478937729">
                <text:p>1433.62478937729</text:p>
              </table:table-cell>
            </table:table-row>
            <table:table-row>
              <table:table-cell office:value-type="string">
                <text:p>crpd_c</text:p>
              </table:table-cell>
              <table:table-cell office:value-type="float" office:value="1402.99246753247">
                <text:p>1402.99246753247</text:p>
              </table:table-cell>
            </table:table-row>
            <table:table-row>
              <table:table-cell office:value-type="string">
                <text:p>e_c.12</text:p>
              </table:table-cell>
              <table:table-cell office:value-type="float" office:value="1636.89176934177">
                <text:p>1636.89176934177</text:p>
              </table:table-cell>
            </table:table-row>
            <table:table-row>
              <table:table-cell office:value-type="string">
                <text:p>ece_trans</text:p>
              </table:table-cell>
              <table:table-cell office:value-type="float" office:value="1181.47084952085">
                <text:p>1181.47084952085</text:p>
              </table:table-cell>
            </table:table-row>
            <table:table-row>
              <table:table-cell office:value-type="string">
                <text:p>td_b</text:p>
              </table:table-cell>
              <table:table-cell office:value-type="float" office:value="1048.37654320988">
                <text:p>1048.37654320988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1320.68753218102">
                <text:p>1320.687532181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